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8736in" fo:margin-left="-0.0854in" table:align="left" style:writing-mode="lr-tb"/>
    </style:style>
    <style:style style:name="Table1.A" style:family="table-column">
      <style:table-column-properties style:column-width="1.5in"/>
    </style:style>
    <style:style style:name="Table1.B" style:family="table-column">
      <style:table-column-properties style:column-width="0.8125in"/>
    </style:style>
    <style:style style:name="Table1.C" style:family="table-column">
      <style:table-column-properties style:column-width="3.4403in"/>
    </style:style>
    <style:style style:name="Table1.D" style:family="table-column">
      <style:table-column-properties style:column-width="1.1208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fo:padding-left="0.075in" fo:padding-right="0.075in" fo:padding-top="0in" fo:padding-bottom="0in" fo:border-left="1.5pt solid #000000" fo:border-right="none" fo:border-top="none" fo:border-bottom="0.75pt solid #000000" style:writing-mode="lr-tb"/>
    </style:style>
    <style:style style:name="Table1.B2" style:family="table-cell">
      <style:table-cell-properties style:vertical-align="top" fo:padding-left="0.075in" fo:padding-right="0.075in" fo:padding-top="0in" fo:padding-bottom="0in" fo:border-left="0.75pt solid #000000" fo:border-right="none" fo:border-top="none" fo:border-bottom="0.75pt solid #000000" style:writing-mode="lr-tb"/>
    </style:style>
    <style:style style:name="Table1.D2" style:family="table-cell">
      <style:table-cell-properties style:vertical-align="top" fo:padding-left="0.075in" fo:padding-right="0.075in" fo:padding-top="0in" fo:padding-bottom="0in" fo:border-left="0.75pt solid #000000" fo:border-right="1.5pt solid #000000" fo:border-top="none" fo:border-bottom="0.75pt solid #000000" style:writing-mode="lr-tb"/>
    </style:style>
    <style:style style:name="Table1.A3" style:family="table-cell">
      <style:table-cell-properties style:vertical-align="top" fo:padding-left="0.075in" fo:padding-right="0.075in" fo:padding-top="0in" fo:padding-bottom="0in" fo:border-left="1.5pt solid #000000" fo:border-right="none" fo:border-top="0.75pt solid #000000" fo:border-bottom="1.5pt solid #000000" style:writing-mode="lr-tb"/>
    </style:style>
    <style:style style:name="Table1.B3" style:family="table-cell">
      <style:table-cell-properties style:vertical-align="top" fo:padding-left="0.075in" fo:padding-right="0.075in" fo:padding-top="0in" fo:padding-bottom="0in" fo:border-left="0.75pt solid #000000" fo:border-right="none" fo:border-top="0.75pt solid #000000" fo:border-bottom="1.5pt solid #000000" style:writing-mode="lr-tb"/>
    </style:style>
    <style:style style:name="Table1.D3"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P1" style:family="paragraph" style:parent-style-name="Standard">
      <style:text-properties fo:font-weight="bold" style:font-weight-asian="bold"/>
    </style:style>
    <style:style style:name="P2" style:family="paragraph" style:parent-style-name="Standard">
      <style:text-properties style:font-name="Times New Roman" fo:language="en" fo:country="US" fo:font-weight="bold" style:font-weight-asian="bold" style:font-name-complex="Times New Roman"/>
    </style:style>
    <style:style style:name="P3" style:family="paragraph" style:parent-style-name="Standard">
      <style:paragraph-properties fo:margin-top="0.028in" fo:margin-bottom="0.028in" loext:contextual-spacing="false"/>
      <style:text-properties fo:font-weight="bold" style:font-weight-asian="bold"/>
    </style:style>
    <style:style style:name="P4" style:family="paragraph" style:parent-style-name="Standard">
      <style:paragraph-properties fo:margin-top="0.028in" fo:margin-bottom="0.028in" loext:contextual-spacing="false" style:snap-to-layout-grid="false"/>
      <style:text-properties fo:font-weight="bold" style:font-weight-asian="bold"/>
    </style:style>
    <style:style style:name="P5" style:family="paragraph" style:parent-style-name="Standard">
      <style:paragraph-properties fo:margin-top="0.028in" fo:margin-bottom="0.028in" loext:contextual-spacing="false" style:snap-to-layout-grid="false"/>
    </style:style>
    <style:style style:name="P6" style:family="paragraph" style:parent-style-name="Standard">
      <style:paragraph-properties fo:margin-left="0.5in" fo:margin-right="0in" fo:text-indent="0in" style:auto-text-indent="false"/>
      <style:text-properties fo:font-size="14pt" style:font-size-asian="14pt"/>
    </style:style>
    <style:style style:name="P7" style:family="paragraph" style:parent-style-name="Heading">
      <style:text-properties officeooo:rsid="0004e4ca" officeooo:paragraph-rsid="0004e4ca"/>
    </style:style>
    <style:style style:name="P8" style:family="paragraph" style:parent-style-name="Heading">
      <style:paragraph-properties fo:margin-top="0in" fo:margin-bottom="0.278in" loext:contextual-spacing="false"/>
      <style:text-properties fo:font-size="20pt" style:font-size-asian="20pt"/>
    </style:style>
    <style:style style:name="P9" style:family="paragraph" style:parent-style-name="Heading_20_1" style:master-page-name="Convert_20_2">
      <style:paragraph-properties style:page-number="1"/>
    </style:style>
    <style:style style:name="P10" style:family="paragraph" style:parent-style-name="Footer">
      <style:paragraph-properties fo:text-align="center" style:justify-single-word="false"/>
    </style:style>
    <style:style style:name="P11" style:family="paragraph" style:parent-style-name="Header">
      <style:paragraph-properties>
        <style:tab-stops>
          <style:tab-stop style:position="3.25in" style:type="center"/>
          <style:tab-stop style:position="6.6874in" style:type="right"/>
        </style:tab-stops>
      </style:paragraph-properties>
    </style:style>
    <style:style style:name="P12" style:family="paragraph" style:parent-style-name="Contents_20_2">
      <style:paragraph-properties>
        <style:tab-stops>
          <style:tab-stop style:position="0.5in"/>
          <style:tab-stop style:position="6.5in" style:type="right" style:leader-style="dotted" style:leader-text="."/>
        </style:tab-stops>
      </style:paragraph-properties>
    </style:style>
    <style:style style:name="P13" style:family="paragraph" style:parent-style-name="TOCEntry" style:master-page-name="Convert_20_1">
      <style:paragraph-properties style:page-number="auto"/>
    </style:style>
    <style:style style:name="P14" style:family="paragraph" style:parent-style-name="template">
      <style:text-properties fo:font-size="14pt" style:font-size-asian="14pt"/>
    </style:style>
    <style:style style:name="P15" style:family="paragraph" style:parent-style-name="template">
      <style:text-properties officeooo:rsid="0004e4ca" officeooo:paragraph-rsid="0004e4ca" fo:background-color="#ffff00"/>
    </style:style>
    <style:style style:name="P16" style:family="paragraph" style:parent-style-name="template">
      <style:text-properties officeooo:rsid="0005b7a5" officeooo:paragraph-rsid="0005b7a5" fo:background-color="#ffff00"/>
    </style:style>
    <style:style style:name="P17" style:family="paragraph" style:parent-style-name="template">
      <style:text-properties officeooo:rsid="0007771f" officeooo:paragraph-rsid="0007771f" fo:background-color="#ffff00"/>
    </style:style>
    <style:style style:name="P18" style:family="paragraph" style:parent-style-name="template">
      <style:text-properties officeooo:rsid="000912eb" officeooo:paragraph-rsid="000912eb" fo:background-color="#ffff00"/>
    </style:style>
    <style:style style:name="P19" style:family="paragraph" style:parent-style-name="level_20_3_20_text" style:list-style-name="">
      <style:paragraph-properties fo:margin-left="0.9374in" fo:margin-right="0in" fo:text-indent="0in" style:auto-text-indent="false"/>
    </style:style>
    <style:style style:name="P20" style:family="paragraph" style:parent-style-name="level_20_3_20_text" style:list-style-name="">
      <style:paragraph-properties fo:margin-left="0.9374in" fo:margin-right="0in" fo:text-indent="0in" style:auto-text-indent="false"/>
      <style:text-properties style:font-name="Times New Roman" style:font-name-complex="Times New Roman"/>
    </style:style>
    <style:style style:name="P21" style:family="paragraph" style:parent-style-name="ByLine">
      <style:text-properties officeooo:rsid="0004e4ca" officeooo:paragraph-rsid="0004e4ca"/>
    </style:style>
    <style:style style:name="P22" style:family="paragraph" style:parent-style-name="line" style:master-page-name="Standard">
      <style:paragraph-properties style:page-number="1"/>
    </style:style>
    <style:style style:name="T1" style:family="text">
      <style:text-properties style:font-name="Times New Roman" fo:font-weight="normal" style:font-weight-asian="normal" style:font-name-complex="Times New Roman"/>
    </style:style>
    <style:style style:name="T2" style:family="text">
      <style:text-properties style:font-name="Times New Roman" fo:language="en" fo:country="US" fo:font-weight="bold" style:font-weight-asian="bold" style:font-name-complex="Times New Roman"/>
    </style:style>
    <style:style style:name="T3" style:family="text">
      <style:text-properties style:font-name="Times New Roman" style:font-name-complex="Times New Roman"/>
    </style:style>
    <style:style style:name="T4" style:family="text">
      <style:text-properties fo:language="en" fo:country="US"/>
    </style:style>
    <style:style style:name="T5" style:family="text">
      <style:text-properties fo:font-style="normal" style:font-style-asian="normal"/>
    </style:style>
    <style:style style:name="T6" style:family="text">
      <style:text-properties fo:font-size="12pt" style:font-size-asian="12pt"/>
    </style:style>
    <style:style style:name="T7" style:family="text">
      <style:text-properties officeooo:rsid="0004e4ca"/>
    </style:style>
    <style:style style:name="T8" style:family="text">
      <style:text-properties style:text-position="super 58%"/>
    </style:style>
    <style:style style:name="T9" style:family="text">
      <style:text-properties officeooo:rsid="0005b7a5"/>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Heading">Software Requirements Specification</text:p>
      <text:p text:style-name="P8">for</text:p>
      <text:p text:style-name="P7">MMO Crafting-Survival Game</text:p>
      <text:p text:style-name="ByLine">Version 1.0 approved</text:p>
      <text:p text:style-name="ByLine">Prepared by <text:span text:style-name="T7">Mr.Rise</text:span></text:p>
      <text:p text:style-name="P21">Team 10</text:p>
      <text:p text:style-name="P21">March 23<text:span text:style-name="T8">rd</text:span>, 2015</text:p>
      <text:p text:style-name="P13"><text:bookmark-start text:name="__RefHeading___Toc441230970"/>Table of Contents<text:bookmark-end text:name="__RefHeading___Toc441230970"/></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left" style:position="0.25in"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0.8335in"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index-source-styles text:outline-level="1">
            <text:index-source-style text:style-name="TOCentry"/>
          </text:index-source-styles>
        </text:table-of-content-source>
        <text:index-body>
          <text:p text:style-name="Contents_20_1">Table of Contents<text:tab/><text:a xlink:type="simple" xlink:href="#__RefHeading___Toc441230970" text:style-name="Index_20_Link" text:visited-style-name="Index_20_Link">ii</text:a></text:p>
          <text:p text:style-name="Contents_20_1">Revision History<text:tab/><text:a xlink:type="simple" xlink:href="#__RefHeading___Toc441230971" text:style-name="Index_20_Link" text:visited-style-name="Index_20_Link">ii</text:a></text:p>
          <text:p text:style-name="Contents_20_1">1.<text:tab/>Introduction<text:tab/><text:a xlink:type="simple" xlink:href="#__RefHeading___Toc441230972" text:style-name="Index_20_Link" text:visited-style-name="Index_20_Link">1</text:a></text:p>
          <text:p text:style-name="P12"><text:span text:style-name="T4">1.1<text:tab/>Purpose<text:tab/></text:span><text:a xlink:type="simple" xlink:href="#__RefHeading___Toc441230973" text:style-name="Index_20_Link" text:visited-style-name="Index_20_Link"><text:span text:style-name="T4">1</text:span></text:a></text:p>
          <text:p text:style-name="P12"><text:span text:style-name="T4">1.2<text:tab/>Document Conventions<text:tab/></text:span><text:a xlink:type="simple" xlink:href="#__RefHeading___Toc441230974" text:style-name="Index_20_Link" text:visited-style-name="Index_20_Link"><text:span text:style-name="T4">1</text:span></text:a></text:p>
          <text:p text:style-name="P12"><text:span text:style-name="T4">1.3<text:tab/>Intended Audience and Reading Suggestions<text:tab/></text:span><text:a xlink:type="simple" xlink:href="#__RefHeading___Toc441230975" text:style-name="Index_20_Link" text:visited-style-name="Index_20_Link"><text:span text:style-name="T4">1</text:span></text:a></text:p>
          <text:p text:style-name="P12"><text:span text:style-name="T4">1.4<text:tab/>Product Scope<text:tab/></text:span><text:a xlink:type="simple" xlink:href="#__RefHeading___Toc441230976" text:style-name="Index_20_Link" text:visited-style-name="Index_20_Link"><text:span text:style-name="T4">1</text:span></text:a></text:p>
          <text:p text:style-name="P12"><text:span text:style-name="T4">1.5<text:tab/>References<text:tab/></text:span><text:a xlink:type="simple" xlink:href="#__RefHeading___Toc441230977" text:style-name="Index_20_Link" text:visited-style-name="Index_20_Link"><text:span text:style-name="T4">1</text:span></text:a></text:p>
          <text:p text:style-name="Contents_20_1">2.<text:tab/>Overall Description<text:tab/><text:a xlink:type="simple" xlink:href="#__RefHeading___Toc441230978" text:style-name="Index_20_Link" text:visited-style-name="Index_20_Link">2</text:a></text:p>
          <text:p text:style-name="P12"><text:span text:style-name="T4">2.1<text:tab/>Product Perspective<text:tab/></text:span><text:a xlink:type="simple" xlink:href="#__RefHeading___Toc441230979" text:style-name="Index_20_Link" text:visited-style-name="Index_20_Link"><text:span text:style-name="T4">2</text:span></text:a></text:p>
          <text:p text:style-name="P12"><text:span text:style-name="T4">2.2<text:tab/>Product Functions<text:tab/></text:span><text:a xlink:type="simple" xlink:href="#__RefHeading___Toc441230980" text:style-name="Index_20_Link" text:visited-style-name="Index_20_Link"><text:span text:style-name="T4">2</text:span></text:a></text:p>
          <text:p text:style-name="P12"><text:span text:style-name="T4">2.3<text:tab/>User Classes and Characteristics<text:tab/></text:span><text:a xlink:type="simple" xlink:href="#__RefHeading___Toc441230981" text:style-name="Index_20_Link" text:visited-style-name="Index_20_Link"><text:span text:style-name="T4">2</text:span></text:a></text:p>
          <text:p text:style-name="P12"><text:span text:style-name="T4">2.4<text:tab/>Operating Environment<text:tab/></text:span><text:a xlink:type="simple" xlink:href="#__RefHeading___Toc441230982" text:style-name="Index_20_Link" text:visited-style-name="Index_20_Link"><text:span text:style-name="T4">2</text:span></text:a></text:p>
          <text:p text:style-name="P12"><text:span text:style-name="T4">2.5<text:tab/>Design and Implementation Constraints<text:tab/></text:span><text:a xlink:type="simple" xlink:href="#__RefHeading___Toc441230983" text:style-name="Index_20_Link" text:visited-style-name="Index_20_Link"><text:span text:style-name="T4">2</text:span></text:a></text:p>
          <text:p text:style-name="P12"><text:span text:style-name="T4">2.6<text:tab/>User Documentation<text:tab/></text:span><text:a xlink:type="simple" xlink:href="#__RefHeading___Toc441230984" text:style-name="Index_20_Link" text:visited-style-name="Index_20_Link"><text:span text:style-name="T4">2</text:span></text:a></text:p>
          <text:p text:style-name="P12"><text:span text:style-name="T4">2.7<text:tab/>Assumptions and Dependencies<text:tab/></text:span><text:a xlink:type="simple" xlink:href="#__RefHeading___Toc441230985" text:style-name="Index_20_Link" text:visited-style-name="Index_20_Link"><text:span text:style-name="T4">3</text:span></text:a></text:p>
          <text:p text:style-name="Contents_20_1">3.<text:tab/>External Interface Requirements<text:tab/><text:a xlink:type="simple" xlink:href="#__RefHeading___Toc441230986" text:style-name="Index_20_Link" text:visited-style-name="Index_20_Link">3</text:a></text:p>
          <text:p text:style-name="P12"><text:span text:style-name="T4">3.1<text:tab/>User Interfaces<text:tab/></text:span><text:a xlink:type="simple" xlink:href="#__RefHeading___Toc441230987" text:style-name="Index_20_Link" text:visited-style-name="Index_20_Link"><text:span text:style-name="T4">3</text:span></text:a></text:p>
          <text:p text:style-name="P12"><text:span text:style-name="T4">3.2<text:tab/>Hardware Interfaces<text:tab/></text:span><text:a xlink:type="simple" xlink:href="#__RefHeading___Toc441230988" text:style-name="Index_20_Link" text:visited-style-name="Index_20_Link"><text:span text:style-name="T4">3</text:span></text:a></text:p>
          <text:p text:style-name="P12"><text:span text:style-name="T4">3.3<text:tab/>Software Interfaces<text:tab/></text:span><text:a xlink:type="simple" xlink:href="#__RefHeading___Toc441230989" text:style-name="Index_20_Link" text:visited-style-name="Index_20_Link"><text:span text:style-name="T4">3</text:span></text:a></text:p>
          <text:p text:style-name="P12"><text:span text:style-name="T4">3.4<text:tab/>Communications Interfaces<text:tab/></text:span><text:a xlink:type="simple" xlink:href="#__RefHeading___Toc441230990" text:style-name="Index_20_Link" text:visited-style-name="Index_20_Link"><text:span text:style-name="T4">3</text:span></text:a></text:p>
          <text:p text:style-name="Contents_20_1">4.<text:tab/>System Features<text:tab/><text:a xlink:type="simple" xlink:href="#__RefHeading___Toc441230991" text:style-name="Index_20_Link" text:visited-style-name="Index_20_Link">4</text:a></text:p>
          <text:p text:style-name="P12"><text:span text:style-name="T4">4.1<text:tab/>System Feature 1<text:tab/></text:span><text:a xlink:type="simple" xlink:href="#__RefHeading___Toc441230992" text:style-name="Index_20_Link" text:visited-style-name="Index_20_Link"><text:span text:style-name="T4">4</text:span></text:a></text:p>
          <text:p text:style-name="P12"><text:span text:style-name="T4">4.2<text:tab/>System Feature 2 (and so on)<text:tab/></text:span><text:a xlink:type="simple" xlink:href="#__RefHeading___Toc441230993" text:style-name="Index_20_Link" text:visited-style-name="Index_20_Link"><text:span text:style-name="T4">4</text:span></text:a></text:p>
          <text:p text:style-name="Contents_20_1">5.<text:tab/>Other Nonfunctional Requirements<text:tab/><text:a xlink:type="simple" xlink:href="#__RefHeading___Toc441230994" text:style-name="Index_20_Link" text:visited-style-name="Index_20_Link">4</text:a></text:p>
          <text:p text:style-name="P12"><text:span text:style-name="T4">5.1<text:tab/>Performance Requirements<text:tab/></text:span><text:a xlink:type="simple" xlink:href="#__RefHeading___Toc441230995" text:style-name="Index_20_Link" text:visited-style-name="Index_20_Link"><text:span text:style-name="T4">4</text:span></text:a></text:p>
          <text:p text:style-name="P12"><text:span text:style-name="T4">5.2<text:tab/>Safety Requirements<text:tab/></text:span><text:a xlink:type="simple" xlink:href="#__RefHeading___Toc441230996" text:style-name="Index_20_Link" text:visited-style-name="Index_20_Link"><text:span text:style-name="T4">5</text:span></text:a></text:p>
          <text:p text:style-name="P12"><text:span text:style-name="T4">5.3<text:tab/>Security Requirements<text:tab/></text:span><text:a xlink:type="simple" xlink:href="#__RefHeading___Toc441230997" text:style-name="Index_20_Link" text:visited-style-name="Index_20_Link"><text:span text:style-name="T4">5</text:span></text:a></text:p>
          <text:p text:style-name="P12"><text:span text:style-name="T4">5.4<text:tab/>Software Quality Attributes<text:tab/></text:span><text:a xlink:type="simple" xlink:href="#__RefHeading___Toc441230998" text:style-name="Index_20_Link" text:visited-style-name="Index_20_Link"><text:span text:style-name="T4">5</text:span></text:a></text:p>
          <text:p text:style-name="P12"><text:span text:style-name="T4">5.5<text:tab/>Business Rules<text:tab/></text:span><text:a xlink:type="simple" xlink:href="#__RefHeading___Toc441230999" text:style-name="Index_20_Link" text:visited-style-name="Index_20_Link"><text:span text:style-name="T4">5</text:span></text:a></text:p>
          <text:p text:style-name="Contents_20_1">6.<text:tab/>Other Requirements<text:tab/><text:a xlink:type="simple" xlink:href="#__RefHeading___Toc441231000" text:style-name="Index_20_Link" text:visited-style-name="Index_20_Link">5</text:a></text:p>
          <text:p text:style-name="Contents_20_1">Appendix A: Glossary<text:tab/><text:a xlink:type="simple" xlink:href="#__RefHeading___Toc441231001" text:style-name="Index_20_Link" text:visited-style-name="Index_20_Link">5</text:a></text:p>
          <text:p text:style-name="Contents_20_1">Appendix B: Analysis Models<text:tab/><text:a xlink:type="simple" xlink:href="#__RefHeading___Toc441231002" text:style-name="Index_20_Link" text:visited-style-name="Index_20_Link">5</text:a></text:p>
          <text:p text:style-name="Contents_20_1">Appendix C: To Be Determined List<text:tab/><text:a xlink:type="simple" xlink:href="#__RefHeading___Toc441231003" text:style-name="Index_20_Link" text:visited-style-name="Index_20_Link">6</text:a></text:p>
        </text:index-body>
      </text:table-of-content>
      <text:p text:style-name="P2"/>
      <text:p text:style-name="P2"/>
      <text:p text:style-name="TOCEntry"><text:bookmark-start text:name="__RefHeading___Toc441230971"/>Revision History<text:bookmark-end text:name="__RefHeading___Toc441230971"/></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Name</text:p>
          </table:table-cell>
          <table:table-cell table:style-name="Table1.B1" office:value-type="string">
            <text:p text:style-name="P3">Date</text:p>
          </table:table-cell>
          <table:table-cell table:style-name="Table1.B1" office:value-type="string">
            <text:p text:style-name="P3">Reason For Changes</text:p>
          </table:table-cell>
          <table:table-cell table:style-name="Table1.D1" office:value-type="string">
            <text:p text:style-name="P3">Version</text:p>
          </table:table-cell>
        </table:table-row>
        <table:table-row table:style-name="Table1.1">
          <table:table-cell table:style-name="Table1.A2" office:value-type="string">
            <text:p text:style-name="P4"/>
          </table:table-cell>
          <table:table-cell table:style-name="Table1.B2" office:value-type="string">
            <text:p text:style-name="P5"/>
          </table:table-cell>
          <table:table-cell table:style-name="Table1.B2" office:value-type="string">
            <text:p text:style-name="P5"/>
          </table:table-cell>
          <table:table-cell table:style-name="Table1.D2" office:value-type="string">
            <text:p text:style-name="P5"/>
          </table:table-cell>
        </table:table-row>
        <table:table-row table:style-name="Table1.1">
          <table:table-cell table:style-name="Table1.A3" office:value-type="string">
            <text:p text:style-name="P5"/>
          </table:table-cell>
          <table:table-cell table:style-name="Table1.B3" office:value-type="string">
            <text:p text:style-name="P5"/>
          </table:table-cell>
          <table:table-cell table:style-name="Table1.B3" office:value-type="string">
            <text:p text:style-name="P5"/>
          </table:table-cell>
          <table:table-cell table:style-name="Table1.D3" office:value-type="string">
            <text:p text:style-name="P5"/>
          </table:table-cell>
        </table:table-row>
      </table:table>
      <text:p text:style-name="P1"/>
      <text:p text:style-name="P1"/>
      <text:h text:style-name="P9" text:outline-level="1"><text:bookmark-start text:name="__RefHeading___Toc441230972"/>Introduction<text:bookmark-end text:name="__RefHeading___Toc441230972"/></text:h>
      <text:h text:style-name="Heading_20_2" text:outline-level="2"><text:bookmark-start text:name="__RefHeading___Toc441230973"/>Purpose<text:bookmark-end text:name="__RefHeading___Toc441230973"/> </text:h>
      <text:p text:style-name="P15">This is a game about surviving in a wilderness that is unmapped, filled with dangerous fauna and other players, who may be friendly or not.</text:p>
      <text:h text:style-name="Heading_20_2" text:outline-level="2"><text:bookmark-start text:name="__RefHeading___Toc441230974"/>Document Conventions<text:bookmark-end text:name="__RefHeading___Toc441230974"/></text:h>
      <text:p text:style-name="P15">Things I think we should explain here:</text:p>
      <text:p text:style-name="P15">Instance/Client/Server/Player/NPC/Materials/Harvesting/Crafting</text:p>
      <text:h text:style-name="Heading_20_2" text:outline-level="2"><text:bookmark-start text:name="__RefHeading___Toc441230975"/>Intended Audience and Reading Suggestions<text:bookmark-end text:name="__RefHeading___Toc441230975"/></text:h>
      <text:p text:style-name="template">&lt;Describe the different types of reader that the document is intended for, such as developers, project managers, marketing staff, users, testers, and documentation writers. Describe what the rest of this SRS contains and how it is organized. Suggest a sequence for reading the document, beginning with the overview sections and proceeding through the sections that are most pertinent to each reader type.&gt;</text:p>
      <text:h text:style-name="Heading_20_2" text:outline-level="2"><text:bookmark-start text:name="__RefHeading___Toc441230976"/>Product Scope<text:bookmark-end text:name="__RefHeading___Toc441230976"/></text:h>
      <text:p text:style-name="P15">This is a game. It's intended purpose is to entertain, and it's supposed to do little more than keep a person's interest.</text:p>
      <text:h text:style-name="Heading_20_2" text:outline-level="2"><text:bookmark-start text:name="__RefHeading___Toc441230977"/>References<text:bookmark-end text:name="__RefHeading___Toc441230977"/></text:h>
      <text:p text:style-name="P15">None currently.</text:p>
      <text:h text:style-name="Heading_20_1" text:outline-level="1"><text:bookmark-start text:name="__RefHeading___Toc441230978"/>Overall Description<text:bookmark-end text:name="__RefHeading___Toc441230978"/></text:h>
      <text:h text:style-name="Heading_20_2" text:outline-level="2"><text:bookmark-start text:name="__RefHeading___Toc441230979"/>Product Perspective<text:bookmark-end text:name="__RefHeading___Toc441230979"/></text:h>
      <text:p text:style-name="P15">The game will be made up of two applications – server side and client side.</text:p>
      <text:p text:style-name="P15">The server side applications will manage events within the game, procedurally generate content as needed, <text:span text:style-name="T9">as well as spawn NPCs.</text:span></text:p>
      <text:p text:style-name="P16">The client side displays graphics to people playing the game and allows them to attempt to carry out various actions.</text:p>
      <text:p text:style-name="P16">The client software sends requests to the server for these actions to be carried out, and the server reports the result to the client</text:p>
      <text:h text:style-name="Heading_20_2" text:outline-level="2"><text:bookmark-start text:name="__RefHeading___Toc441230980"/><text:soft-page-break/>Product Functions<text:bookmark-end text:name="__RefHeading___Toc441230980"/></text:h>
      <text:p text:style-name="P16">The game's client-side program will allow the user to play on a world generated by the server-side program. The server-side program will allow</text:p>
      <text:h text:style-name="Heading_20_2" text:outline-level="2"><text:bookmark-start text:name="__RefHeading___Toc441230981"/>User Classes and Characteristics<text:bookmark-end text:name="__RefHeading___Toc441230981"/></text:h>
      <text:p text:style-name="P16">The people who will use the client-side program need not have any experience – they are playing a game, after all.</text:p>
      <text:p text:style-name="P16">The server-side program will, ideally, run in a non-interactive mode, and be entirely autonomous once started.</text:p>
      <text:p text:style-name="P16">IDEA: Special admin access mode for client-side software that doesn't spawn a character, and is ignored for the purposes of NPC spanning and map generation.</text:p>
      <text:h text:style-name="Heading_20_2" text:outline-level="2"><text:bookmark-start text:name="__RefHeading___Toc441230982"/>Operating Environment<text:bookmark-end text:name="__RefHeading___Toc441230982"/></text:h>
      <text:p text:style-name="P17">The server-side program will run on a server supporting Java7.</text:p>
      <text:p text:style-name="P17">The client-side program will, ideally, run on any device or OS supporting Java7.</text:p>
      <text:h text:style-name="Heading_20_2" text:outline-level="2"><text:bookmark-start text:name="__RefHeading___Toc441230983"/>Design and Implementation Constraints<text:bookmark-end text:name="__RefHeading___Toc441230983"/></text:h>
      <text:p text:style-name="P18">The project must be “presentable” by the end of semester.</text:p>
      <text:p text:style-name="P18">Only cross-platform elements must be used.</text:p>
      <text:p text:style-name="P18">No money must be spent to enable development of this software.</text:p>
      <text:h text:style-name="Heading_20_2" text:outline-level="2"><text:bookmark-start text:name="__RefHeading___Toc441230984"/>User Documentation<text:bookmark-end text:name="__RefHeading___Toc441230984"/></text:h>
      <text:p text:style-name="template">&lt;List the user documentation components (such as user manuals, on-line help, and tutorials) that will be delivered along with the software. Identify any known user documentation delivery formats or standards.&gt;</text:p>
      <text:h text:style-name="Heading_20_2" text:outline-level="2"><text:bookmark-start text:name="__RefHeading___Toc441230985"/>Assumptions and Dependencies<text:bookmark-end text:name="__RefHeading___Toc441230985"/></text:h>
      <text:p text:style-name="template">&lt;List any assumed factors (as opposed to known facts) that could affect the requirements stated in the SRS. These could include third-party or commercial components that you plan to use, issues around the development or operating environment, or constraints. The project could be affected if these assumptions are incorrect, are not shared, or change. Also identify any dependencies the project has on external factors, such as software components that you intend to reuse from another project, unless they are already documented elsewhere (for example, in the vision and scope document or the project plan).&gt;</text:p>
      <text:h text:style-name="Heading_20_1" text:outline-level="1"><text:bookmark-start text:name="__RefHeading___Toc441230986"/><text:soft-page-break/>External Interface Requirements<text:bookmark-end text:name="__RefHeading___Toc441230986"/></text:h>
      <text:h text:style-name="Heading_20_2" text:outline-level="2"><text:bookmark-start text:name="__RefHeading___Toc441230987"/>User Interfaces<text:bookmark-end text:name="__RefHeading___Toc441230987"/></text:h>
      <text:p text:style-name="template">&lt;Describe the logical characteristics of each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 Details of the user interface design should be documented in a separate user interface specification.&gt;</text:p>
      <text:h text:style-name="Heading_20_2" text:outline-level="2"><text:bookmark-start text:name="__RefHeading___Toc441230988"/>Hardware Interfaces<text:bookmark-end text:name="__RefHeading___Toc441230988"/></text:h>
      <text:p text:style-name="template">&lt;Describe the logical and physical characteristics of each interface between the software product and the hardware components of the system. This may include the supported device types, the nature of the data and control interactions between the software and the hardware, and communication protocols to be used.&gt;</text:p>
      <text:h text:style-name="Heading_20_2" text:outline-level="2"><text:bookmark-start text:name="__RefHeading___Toc441230989"/>Software Interfaces<text:bookmark-end text:name="__RefHeading___Toc441230989"/></text:h>
      <text:p text:style-name="template">&lt;Describe the connections between this product and other specific software components (name and version), including databases, operating systems, tools, libraries, and integrated commercial components. Identify the data items or messages coming into the system and going out and describe the purpose of each. Describe the services needed and the nature of communications. Refer to documents that describe detailed application programming interface protocols. Identify data that will be shared across software components. If the data sharing mechanism must be implemented in a specific way (for example, use of a global data area in a multitasking operating system), specify this as an implementation constraint.&gt;</text:p>
      <text:h text:style-name="Heading_20_2" text:outline-level="2"><text:bookmark-start text:name="__RefHeading___Toc441230990"/>Communications Interfaces<text:bookmark-end text:name="__RefHeading___Toc441230990"/></text:h>
      <text:p text:style-name="template">&lt;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gt;</text:p>
      <text:h text:style-name="Heading_20_1" text:outline-level="1"><text:bookmark-start text:name="__RefHeading___Toc441230991"/>System Features<text:bookmark-end text:name="__RefHeading___Toc441230991"/></text:h>
      <text:p text:style-name="template">&lt;This template illustrates organizing the functional requirements for the product by system features, the major services provided by the product. You may prefer to organize this section by use case, mode of operation, user class, object class, functional hierarchy, or combinations of these, whatever makes the most logical sense for your product.&gt;</text:p>
      <text:h text:style-name="Heading_20_2" text:outline-level="2"><text:bookmark-start text:name="__RefHeading___Toc441230992"/><text:soft-page-break/>System Feature 1<text:bookmark-end text:name="__RefHeading___Toc441230992"/></text:h>
      <text:p text:style-name="template">&lt;Don’t really say “System Feature 1.” State the feature name in just a few words.&gt;</text:p>
      <text:p text:style-name="level_20_4">4.1.1<text:tab/>Description and Priority</text:p>
      <text:p text:style-name="P19">&lt;Provide a short description of the feature and indicate whether it is of High, Medium, or Low priority. You could also include specific priority component ratings, such as benefit, penalty, cost, and risk (each rated on a relative scale from a low of 1 to a high of 9).&gt;</text:p>
      <text:p text:style-name="level_20_4">4.1.2<text:tab/>Stimulus/Response Sequences</text:p>
      <text:p text:style-name="P19">&lt;List the sequences of user actions and system responses that stimulate the behavior defined for this feature. These will correspond to the dialog elements associated with use cases.&gt;</text:p>
      <text:p text:style-name="level_20_4">4.1.3<text:tab/>Functional Requirements</text:p>
      <text:p text:style-name="P19">&lt;Itemize the detailed functional requirements associated with this feature. These are the software capabilities that must be present in order for the user to carry out the services provided by the feature, or to execute the use case. Include how the product should respond to anticipated error conditions or invalid inputs. Requirements should be concise, complete, unambiguous, verifiable, and necessary. Use “TBD” as a placeholder to indicate when necessary information is not yet available.&gt;</text:p>
      <text:p text:style-name="P20"/>
      <text:p text:style-name="P19">&lt;Each requirement should be uniquely identified with a sequence number or a meaningful tag of some kind.&gt;</text:p>
      <text:p text:style-name="P20"/>
      <text:p text:style-name="requirement">REQ-1:<text:tab/></text:p>
      <text:p text:style-name="requirement">REQ-2:<text:tab/></text:p>
      <text:h text:style-name="Heading_20_2" text:outline-level="2"><text:bookmark-start text:name="__RefHeading___Toc441230993"/>System Feature 2 (and so on)<text:bookmark-end text:name="__RefHeading___Toc441230993"/></text:h>
      <text:h text:style-name="Heading_20_1" text:outline-level="1"><text:bookmark-start text:name="__RefHeading___Toc441230994"/>Other Nonfunctional Requirements<text:bookmark-end text:name="__RefHeading___Toc441230994"/></text:h>
      <text:h text:style-name="Heading_20_2" text:outline-level="2"><text:bookmark-start text:name="__RefHeading___Toc441230995"/>Performance Requirements<text:bookmark-end text:name="__RefHeading___Toc441230995"/></text:h>
      <text:p text:style-name="template">&lt;If there are performance requirements for the product under various circumstances, state them here and explain their rationale, to help the developers understand the intent and make suitable design choices. Specify the timing relationships for real time systems. Make such requirements as specific as possible. You may need to state performance requirements for individual functional requirements or features.&gt;</text:p>
      <text:h text:style-name="Heading_20_2" text:outline-level="2"><text:bookmark-start text:name="__RefHeading___Toc441230996"/>Safety Requirements<text:bookmark-end text:name="__RefHeading___Toc441230996"/></text:h>
      <text:p text:style-name="template">&lt;Specify those requirements that are concerned with possible loss, damage, or harm that could result from the use of the product. Define any safeguards or actions that must be taken, as well as actions that must be prevented. Refer to any external policies or regulations that state safety <text:soft-page-break/>issues that affect the product’s design or use. Define any safety certifications that must be satisfied.&gt;</text:p>
      <text:h text:style-name="Heading_20_2" text:outline-level="2"><text:bookmark-start text:name="__RefHeading___Toc441230997"/>Security Requirements<text:bookmark-end text:name="__RefHeading___Toc441230997"/></text:h>
      <text:p text:style-name="template">&lt;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Define any security or privacy certifications that must be satisfied.&gt;</text:p>
      <text:h text:style-name="Heading_20_2" text:outline-level="2"><text:bookmark-start text:name="__RefHeading___Toc441230998"/>Software Quality Attributes<text:bookmark-end text:name="__RefHeading___Toc441230998"/></text:h>
      <text:p text:style-name="template">&lt;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gt;</text:p>
      <text:h text:style-name="Heading_20_2" text:outline-level="2"><text:bookmark-start text:name="__RefHeading___Toc441230999"/>Business Rules<text:bookmark-end text:name="__RefHeading___Toc441230999"/></text:h>
      <text:p text:style-name="template">&lt;List any operating principles about the product, such as which individuals or roles can perform which functions under specific circumstances. These are not functional requirements in themselves, but they may imply certain functional requirements to enforce the rules.&gt;</text:p>
      <text:h text:style-name="Heading_20_1" text:outline-level="1"><text:bookmark-start text:name="__RefHeading___Toc441231000"/>Other Requirements<text:bookmark-end text:name="__RefHeading___Toc441231000"/></text:h>
      <text:p text:style-name="template">&lt;Define any other requirements not covered elsewhere in the SRS. This might include database requirements, internationalization requirements, legal requirements, reuse objectives for the project, and so on. Add any new sections that are pertinent to the project.&gt;</text:p>
      <text:p text:style-name="TOCEntry"><text:bookmark-start text:name="__RefHeading___Toc441231001"/>Appendix A: Glossary<text:bookmark-end text:name="__RefHeading___Toc441231001"/></text:p>
      <text:p text:style-name="template">&lt;Define all the terms necessary to properly interpret the SRS, including acronyms and abbreviations. You may wish to build a separate glossary that spans multiple projects or the entire organization, and just include terms specific to a single project in each SRS.&gt;</text:p>
      <text:p text:style-name="TOCEntry"><text:bookmark-start text:name="__RefHeading___Toc441231002"/>Appendix B: Analysis Models<text:bookmark-end text:name="__RefHeading___Toc441231002"/></text:p>
      <text:p text:style-name="template">&lt;Optionally, include any pertinent analysis models, such as data flow diagrams, class diagrams, state-transition diagrams, or entity-relationship diagrams<text:span text:style-name="T5">.&gt;</text:span></text:p>
      <text:p text:style-name="TOCEntry"><text:bookmark-start text:name="__RefHeading___Toc441231003"/>Appendix C: To Be Determined List<text:bookmark-end text:name="__RefHeading___Toc441231003"/></text:p>
      <text:p text:style-name="template">&lt;Collect a numbered list of the TBD (to be determined) references that remain in the SRS so they can be tracked to closure.&gt;</text:p>
      <text:p text:style-name="template"/>
      <text:p text:style-name="P6">Source: http://www.frontiernet.net/~kwiegers/process_assets/srs_template.doc </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family="Times, '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Times New Roman'" style:font-family-generic-complex="roman" style:font-pitch-complex="variable" style:font-size-complex="10pt"/>
    </style:style>
    <style:style style:name="Heading" style:family="paragraph" style:parent-style-name="Standard" style:next-style-name="Text_20_body" style:class="text">
      <style:paragraph-properties fo:margin-top="0.1665in" fo:margin-bottom="0.5in"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3335in" fo:margin-bottom="0.1665in" loext: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loext:contextual-spacing="false"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loext: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en" fo:country="US" fo:font-weight="bold"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loext: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loext: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en" fo:country="US" style:font-size-asian="11pt"/>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1.6307in" fo:margin-right="0in" fo:margin-top="0in" fo:margin-bottom="0in" loext:contextual-spacing="false" fo:text-indent="-0.6902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1665in" fo:margin-bottom="0.5in"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loext: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loext: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3.25in" style:type="center"/>
          <style:tab-stop style:position="6.6874in" style:type="right"/>
        </style:tab-stops>
      </style:paragraph-properties>
    </style:style>
    <style:style style:name="MT1" style:family="text">
      <style:text-properties fo:font-size="12pt" style:font-size-asian="12pt"/>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top="0.461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office:automatic-styles>
  <office:master-styles>
    <style:master-page style:name="Standard" style:page-layout-name="Mpm1">
      <style:footer>
        <text:p text:style-name="MP1">Copyright © 1999 by Karl E. Wiegers. Permission is granted to use, modify, and distribute this document.</text:p>
      </style:footer>
    </style:master-page>
    <style:master-page style:name="Convert_20_1" style:display-name="Convert 1" style:page-layout-name="Mpm2">
      <style:header>
        <text:p text:style-name="Header">Software<text:span text:style-name="MT1"> </text:span>Requirements Specification for &lt;Project&gt;<text:tab/><text:tab/>Page <text:page-number text:select-page="current">ii</text:page-number></text:p>
      </style:header>
      <style:footer>
        <text:p text:style-name="Footer"/>
      </style:footer>
    </style:master-page>
    <style:master-page style:name="Convert_20_2" style:display-name="Convert 2" style:page-layout-name="Mpm3">
      <style:header>
        <text:p text:style-name="MP2">Software<text:span text:style-name="MT1"> </text:span>Requirements Specification for &lt;Project&gt;<text:tab/><text:tab/>Page <text:page-number text:select-page="current">5</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04-03-08T00:46:00</meta:creation-date>
    <dc:creator>Doan Agathion</dc:creator>
    <dc:date>2015-03-23T18:19:05.704258987</dc:date>
    <meta:editing-cycles>5</meta:editing-cycles>
    <meta:generator>LibreOffice/4.4.0.2$Linux_X86_64 LibreOffice_project/a3603970151a6ae2596acd62b70112f4d376b990</meta:generator>
    <meta:editing-duration>PT6M31S</meta:editing-duration>
    <meta:document-statistic meta:table-count="1" meta:image-count="0" meta:object-count="0" meta:page-count="7" meta:paragraph-count="128" meta:word-count="1716" meta:character-count="11410" meta:non-whitespace-character-count="9843"/>
  </office:meta>
</office:document-meta>
</file>